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'Source Sans Pro', sans-serif"/>
    <style:font-face style:name="Roboto1" svg:font-family="Roboto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0658d" officeooo:paragraph-rsid="0000658d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00658d" officeooo:paragraph-rsid="0002e6b3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officeooo:paragraph-rsid="0003d83d" style:font-size-asian="14pt" style:font-style-asian="normal" style:font-size-complex="14pt" style:font-style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letter-spacing="normal" fo:font-style="normal" fo:font-weight="normal" officeooo:paragraph-rsid="0002e6b3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letter-spacing="normal" fo:font-style="normal" fo:font-weight="bold" officeooo:paragraph-rsid="0002e6b3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letter-spacing="normal" fo:font-style="normal" fo:font-weight="bold" officeooo:rsid="0003d83d" officeooo:paragraph-rsid="0003d83d" style:font-weight-asian="bold" style:font-weight-complex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letter-spacing="normal" fo:font-style="normal" style:text-underline-style="none" fo:font-weight="normal" officeooo:paragraph-rsid="0002e6b3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letter-spacing="normal" fo:font-style="normal" style:text-underline-style="none" fo:font-weight="normal" officeooo:paragraph-rsid="0000658d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letter-spacing="normal" fo:language="ru" fo:country="RU" fo:font-style="normal" fo:font-weight="normal" officeooo:rsid="0000658d" officeooo:paragraph-rsid="0000658d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letter-spacing="normal" fo:language="ru" fo:country="RU" fo:font-style="normal" fo:font-weight="normal" officeooo:rsid="0002e6b3" officeooo:paragraph-rsid="0002e6b3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P12" style:family="paragraph" style:parent-style-name="Text_20_body" style:list-style-name="L2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fo:font-weight="normal" officeooo:paragraph-rsid="0004d867" style:font-size-asian="14pt" style:font-style-asian="normal" style:font-size-complex="14pt" style:font-style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fo:font-weight="normal" officeooo:paragraph-rsid="00068e97" style:font-size-asian="14pt" style:font-style-asian="normal" style:font-size-complex="14pt" style:font-style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fo:font-weight="normal" officeooo:paragraph-rsid="0007e2b6" style:font-size-asian="14pt" style:font-style-asian="normal" style:font-size-complex="14pt" style:font-style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fo:font-weight="normal" officeooo:paragraph-rsid="000428e2" style:font-size-asian="14pt" style:font-style-asian="normal" style:font-size-complex="14pt" style:font-style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fo:font-weight="normal" officeooo:paragraph-rsid="00089274" style:font-size-asian="14pt" style:font-style-asian="normal" style:font-size-complex="14pt" style:font-style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fo:font-weight="normal" officeooo:rsid="0007e2b6" officeooo:paragraph-rsid="0007e2b6" style:font-size-asian="14pt" style:font-style-asian="normal" style:font-size-complex="14pt" style:font-style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fo:font-weight="normal" officeooo:rsid="0003d83d" officeooo:paragraph-rsid="00089274" style:font-size-asian="14pt" style:font-style-asian="normal" style:font-size-complex="14pt" style:font-style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fo:font-weight="normal" officeooo:rsid="00089274" officeooo:paragraph-rsid="00089274" style:font-size-asian="14pt" style:font-style-asian="normal" style:font-size-complex="14pt" style:font-style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fo:font-weight="normal" officeooo:rsid="000a62a1" officeooo:paragraph-rsid="000a62a1" style:font-size-asian="14pt" style:font-style-asian="normal" style:font-size-complex="14pt" style:font-style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fo:font-weight="normal" officeooo:paragraph-rsid="0007e2b6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fo:font-weight="bold" officeooo:rsid="00068e97" officeooo:paragraph-rsid="00068e97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fo:font-weight="bold" officeooo:paragraph-rsid="0006e138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fo:font-weight="bold" officeooo:paragraph-rsid="0007e2b6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fo:font-weight="bold" officeooo:paragraph-rsid="00089274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fo:font-weight="bold" officeooo:paragraph-rsid="0007e2b6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fo:font-weight="bold" officeooo:paragraph-rsid="00089274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style:text-underline-style="solid" style:text-underline-width="auto" style:text-underline-color="font-color" fo:font-weight="normal" officeooo:paragraph-rsid="0007e2b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style:text-underline-style="solid" style:text-underline-width="auto" style:text-underline-color="font-color" fo:font-weight="normal" officeooo:paragraph-rsid="00089274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tyle-asian="normal" style:font-size-complex="14pt" style:font-style-complex="normal" loext:padding="0cm" loext:border="none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style:text-underline-style="solid" style:text-underline-width="auto" style:text-underline-color="font-color" fo:font-weight="normal" officeooo:paragraph-rsid="00068e97" style:font-size-asian="14pt" style:font-style-asian="normal" style:font-size-complex="14pt" style:font-style-complex="normal" loext:padding="0cm" loext:border="none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style:text-underline-style="solid" style:text-underline-width="auto" style:text-underline-color="font-color" fo:font-weight="normal" officeooo:paragraph-rsid="0007e2b6" style:font-size-asian="14pt" style:font-style-asian="normal" style:font-size-complex="14pt" style:font-style-complex="normal" loext:padding="0cm" loext:border="none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style:text-underline-style="solid" style:text-underline-width="auto" style:text-underline-color="font-color" fo:font-weight="normal" officeooo:paragraph-rsid="00089274" style:font-size-asian="14pt" style:font-style-asian="normal" style:font-size-complex="14pt" style:font-style-complex="normal" loext:padding="0cm" loext:border="none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style:text-underline-style="solid" style:text-underline-width="auto" style:text-underline-color="font-color" fo:font-weight="normal" officeooo:rsid="00068e97" officeooo:paragraph-rsid="00068e97" style:font-size-asian="14pt" style:font-style-asian="normal" style:font-size-complex="14pt" style:font-style-complex="normal" loext:padding="0cm" loext:border="none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font-style="normal" style:text-underline-style="solid" style:text-underline-width="auto" style:text-underline-color="font-color" fo:font-weight="normal" officeooo:rsid="00068e97" officeooo:paragraph-rsid="0007e2b6" style:font-size-asian="14pt" style:font-style-asian="normal" style:font-size-complex="14pt" style:font-style-complex="normal" loext:padding="0cm" loext:border="none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language="en" fo:country="US" fo:font-style="normal" fo:font-weight="normal" officeooo:rsid="0007e2b6" officeooo:paragraph-rsid="0007e2b6" style:font-size-asian="14pt" style:font-style-asian="normal" style:font-size-complex="14pt" style:font-style-complex="normal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language="en" fo:country="US" fo:font-style="normal" fo:font-weight="normal" officeooo:rsid="0007e2b6" officeooo:paragraph-rsid="0007e2b6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language="en" fo:country="US" fo:font-style="normal" fo:font-weight="bold" officeooo:rsid="00068e97" officeooo:paragraph-rsid="0007e2b6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12121" style:font-name="Times New Roman" fo:font-size="14pt" fo:letter-spacing="normal" fo:language="ru" fo:country="RU" fo:font-style="normal" fo:font-weight="normal" officeooo:rsid="0007e2b6" officeooo:paragraph-rsid="000a62a1" style:font-size-asian="14pt" style:font-style-asian="normal" style:font-size-complex="14pt" style:font-style-complex="normal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0248b7"/>
    </style:style>
    <style:style style:name="P45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6pt" fo:letter-spacing="normal" fo:font-style="normal" fo:font-weight="bold" style:font-size-asian="16pt" style:font-weight-asian="bold" style:font-size-complex="16pt" style:font-weight-complex="bold"/>
    </style:style>
    <style:style style:name="P46" style:family="paragraph" style:parent-style-name="Footer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28e2"/>
    </style:style>
    <style:style style:name="T3" style:family="text">
      <style:text-properties fo:language="en" fo:country="US" officeooo:rsid="0004d867"/>
    </style:style>
    <style:style style:name="T4" style:family="text">
      <style:text-properties fo:language="en" fo:country="US" officeooo:rsid="0008898d"/>
    </style:style>
    <style:style style:name="T5" style:family="text">
      <style:text-properties fo:language="en" fo:country="US" officeooo:rsid="00089274"/>
    </style:style>
    <style:style style:name="T6" style:family="text">
      <style:text-properties style:font-name="Roboto" fo:font-size="14pt" style:font-size-asian="14pt" style:font-size-complex="14pt"/>
    </style:style>
    <style:style style:name="T7" style:family="text">
      <style:text-properties style:font-name="Roboto" fo:font-size="14pt" fo:language="ru" fo:country="RU" officeooo:rsid="0002e6b3" style:font-size-asian="14pt" style:font-size-complex="14pt"/>
    </style:style>
    <style:style style:name="T8" style:family="text">
      <style:text-properties fo:font-size="14pt" fo:language="ru" fo:country="RU" officeooo:rsid="0000658d" style:font-size-asian="14pt" style:font-size-complex="14pt"/>
    </style:style>
    <style:style style:name="T9" style:family="text">
      <style:text-properties fo:font-size="14pt" fo:language="ru" fo:country="RU" officeooo:rsid="000248b7" style:font-size-asian="14pt" style:font-size-complex="14pt"/>
    </style:style>
    <style:style style:name="T10" style:family="text">
      <style:text-properties fo:font-size="14pt" fo:language="ru" fo:country="RU" officeooo:rsid="0002e6b3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00658d" style:font-size-asian="14pt" style:font-size-complex="14pt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00658d"/>
    </style:style>
    <style:style style:name="T15" style:family="text">
      <style:text-properties fo:language="ru" fo:country="RU" officeooo:rsid="000428e2"/>
    </style:style>
    <style:style style:name="T16" style:family="text">
      <style:text-properties fo:language="ru" fo:country="RU" officeooo:rsid="0004d867"/>
    </style:style>
    <style:style style:name="T17" style:family="text">
      <style:text-properties fo:language="ru" fo:country="RU" officeooo:rsid="00068e97"/>
    </style:style>
    <style:style style:name="T18" style:family="text">
      <style:text-properties fo:language="ru" fo:country="RU" officeooo:rsid="0006e138"/>
    </style:style>
    <style:style style:name="T19" style:family="text">
      <style:text-properties fo:language="ru" fo:country="RU" officeooo:rsid="0007e2b6"/>
    </style:style>
    <style:style style:name="T20" style:family="text">
      <style:text-properties fo:language="ru" fo:country="RU" officeooo:rsid="0008898d"/>
    </style:style>
    <style:style style:name="T21" style:family="text">
      <style:text-properties fo:language="ru" fo:country="RU" officeooo:rsid="00089274"/>
    </style:style>
    <style:style style:name="T22" style:family="text">
      <style:text-properties fo:language="ru" fo:country="RU" officeooo:rsid="000a62a1"/>
    </style:style>
    <style:style style:name="T23" style:family="text">
      <style:text-properties fo:color="#212121"/>
    </style:style>
    <style:style style:name="T24" style:family="text">
      <style:text-properties fo:color="#212121" fo:font-size="14pt" style:font-size-asian="14pt" style:font-size-complex="14pt"/>
    </style:style>
    <style:style style:name="T25" style:family="text">
      <style:text-properties fo:color="#212121" fo:font-size="14pt" fo:language="ru" fo:country="RU" officeooo:rsid="0002e6b3" style:font-size-asian="14pt" style:font-size-complex="14pt"/>
    </style:style>
    <style:style style:name="T26" style:family="text">
      <style:text-properties fo:color="#212121" fo:language="ru" fo:country="RU" officeooo:rsid="0002e6b3"/>
    </style:style>
    <style:style style:name="T27" style:family="text">
      <style:text-properties fo:color="#212121" fo:language="ru" fo:country="RU" officeooo:rsid="0003d83d"/>
    </style:style>
    <style:style style:name="T28" style:family="text">
      <style:text-properties fo:color="#212121" fo:language="ru" fo:country="RU" officeooo:rsid="0000658d"/>
    </style:style>
    <style:style style:name="T29" style:family="text">
      <style:text-properties officeooo:rsid="000428e2"/>
    </style:style>
    <text:list-style style:name="L1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h text:style-name="P45" text:outline-level="1">РД 50-34.698-90 Руководство пользователя</text:h>
      <text:p text:style-name="P2">1. Введение</text:p>
      <text:p text:style-name="P8"><text:span text:style-name="T8">1.1. </text:span><text:span text:style-name="T11">Краткое описание возможностей</text:span></text:p>
      <text:p text:style-name="P1">Интернет магазин «<text:span text:style-name="T1">Nuts SHOP</text:span>» предназначен для осуществления покупок орехов и семян.</text:p>
      <text:p text:style-name="P7"><text:span text:style-name="T8">1.2. </text:span><text:span text:style-name="T11">Уровень подготовки пользователя</text:span></text:p>
      <text:p text:style-name="P9"><text:span text:style-name="T11">Пользователь интернет магазина должен иметь опыт работы в любом доступном ему браузере. Также на примитивном уровне понимать ход выполнения покупки.</text:span></text:p>
      <text:p text:style-name="P9"><text:span text:style-name="T11"/></text:p>
      <text:p text:style-name="P5"><text:span text:style-name="T9">2. </text:span><text:span text:style-name="T10">У</text:span><text:span text:style-name="T11">словия применения</text:span></text:p>
      <text:p text:style-name="P10"><text:span text:style-name="T11">2.1.</text:span><text:span text:style-name="T12"> </text:span><text:span text:style-name="T11">Пользователю необходимо иметь компьютер с доступом в интернет, почту.</text:span></text:p>
      <text:p text:style-name="P10"><text:span text:style-name="T11"/></text:p>
      <text:p text:style-name="P5"><text:span text:style-name="T10">3.</text:span><text:span text:style-name="T8"> </text:span><text:span text:style-name="T12">Состав и содержание дистрибутивного носителя данных</text:span></text:p>
      <text:p text:style-name="P4"><text:span text:style-name="T8">3.</text:span><text:span text:style-name="T10">1</text:span><text:span text:style-name="T8">.</text:span><text:span text:style-name="T10"> </text:span><text:span text:style-name="T24">Internet Explorer (входит в состав операционной системы Windows). </text:span><text:span text:style-name="T25">С его помощью вы можете зайти на сайт или установить другой браузер и только потом посетить наш магазин.</text:span></text:p>
      <text:p text:style-name="P4"><text:span text:style-name="T25"/></text:p>
      <text:p text:style-name="P6"><text:span text:style-name="T25">4.</text:span><text:span text:style-name="T8"> </text:span><text:span text:style-name="T25">Описание операций технологического процесса обработки данных, необходимых для выполнения задач</text:span></text:p>
      <text:p text:style-name="P3"><text:span text:style-name="T26">4.</text:span><text:span text:style-name="T27">1</text:span><text:span text:style-name="T28">.</text:span><text:span text:style-name="T27"> </text:span><text:span text:style-name="T23">Ниже приведено описание пользовательских операций для выполнения каждой из задач.</text:span></text:p>
      <text:p text:style-name="P3"><text:span text:style-name="T23"/></text:p>
      <text:p text:style-name="P24">Задача: «Визуализация <text:span text:style-name="T15">доступных товаров</text:span>»</text:p>
      <text:p text:style-name="P24"/>
      <text:p text:style-name="P28">Операция 1: <text:span text:style-name="T15">Доступ на сайт</text:span></text:p>
      <text:p text:style-name="P34">Условия, при соблюдении которых возможно выполнение операции:</text:p>
      <text:list xml:id="list3587935066" text:style-name="L2">
        <text:list-item>
          <text:p text:style-name="P12">Компьютер пользователя подключен к сети <text:span text:style-name="T15">интернет</text:span>.</text:p>
        </text:list-item>
        <text:list-item>
          <text:p text:style-name="P12"><text:span text:style-name="T15">Интернет магазин доступен</text:span>.</text:p>
        </text:list-item>
        <text:list-item>
          <text:p text:style-name="P12"><text:span text:style-name="T15">Сайт</text:span> функционирует в штатном режиме.</text:p>
        </text:list-item>
      </text:list>
      <text:p text:style-name="P34"><text:soft-page-break/></text:p>
      <text:p text:style-name="P34">Основные действия в требуемой последовательности:</text:p>
      <text:p text:style-name="P16"><text:span text:style-name="T19">1.</text:span>На иконке <text:span text:style-name="T15">вашего брузера (по умолчанию </text:span><text:span text:style-name="T2">Internet Explorer</text:span><text:span text:style-name="T15">)</text:span> рабочего стола произвести двойной щелчок левой кнопкой мышки.</text:p>
      <text:p text:style-name="P11"><text:span text:style-name="T19">2.</text:span>В открывшемся окне в поле-<text:span text:style-name="T2">URL</text:span> ввести <text:span text:style-name="T15">путь к сайту «</text:span><text:span text:style-name="T2">Nuts SHOP</text:span><text:span text:style-name="T15">».</text:span> Нажать кнопку «<text:span text:style-name="T29">Enter</text:span>».</text:p>
      <text:p text:style-name="P34">Заключительные действия:</text:p>
      <text:p text:style-name="P11">Не требуются.</text:p>
      <text:p text:style-name="P34">Ресурсы, расходуемые на операцию:</text:p>
      <text:p text:style-name="P11">15-30 секунд.</text:p>
      <text:p text:style-name="P11"/>
      <text:p text:style-name="P25">Задача: «<text:span text:style-name="T16">Регистрация и авторизация на сайте</text:span>»</text:p>
      <text:p text:style-name="P28">Операция <text:span text:style-name="T18">1</text:span>: <text:span text:style-name="T16">Регистрация на сайте</text:span></text:p>
      <text:p text:style-name="P34">Условия, при соблюдении которых возможно выполнение операции:</text:p>
      <text:p text:style-name="P14"><text:span text:style-name="T15">Сайт</text:span><text:span text:style-name="T16"> функционирует в штатном режиме.</text:span></text:p>
      <text:p text:style-name="P34">Подготовительные действия:</text:p>
      <text:p text:style-name="P11">Не требуются.</text:p>
      <text:p text:style-name="P31">Основные действия в требуемой последовательности:</text:p>
      <text:p text:style-name="P13">1. <text:span text:style-name="T16">На главной странице сайта нажимаем левой кнопкой мыши на кнопку «</text:span><text:span text:style-name="T3">Sign up</text:span><text:span text:style-name="T16">», если вы впервые на сайте, иначе перейдите к </text:span><text:span text:style-name="T18">операции</text:span><text:span text:style-name="T16"> 2. Появляется форма регистрации, где необходимо ввести почту и придумать пароль. Далее нажать левой кнопкой мыши на «</text:span><text:span text:style-name="T3">Sign up</text:span><text:span text:style-name="T16">».</text:span></text:p>
      <text:p text:style-name="P35">Заключительные действия:</text:p>
      <text:p text:style-name="P14">Не требуются.</text:p>
      <text:p text:style-name="P35">Ресурсы, расходуемые на операцию:</text:p>
      <text:p text:style-name="P14"><text:span text:style-name="T16">30-</text:span><text:span text:style-name="T17">60</text:span><text:span text:style-name="T16"> секунд.</text:span></text:p>
      <text:p text:style-name="P29"><text:span text:style-name="T16">Операция </text:span><text:span text:style-name="T19">2</text:span><text:span text:style-name="T16">: </text:span><text:span text:style-name="T19">Авторизация</text:span><text:span text:style-name="T16"> на сайте</text:span></text:p>
      <text:p text:style-name="P36">Условия, при соблюдении которых возможно выполнение операции:</text:p>
      <text:p text:style-name="P15"><text:span text:style-name="T19">1. </text:span><text:span text:style-name="T15">Сайт</text:span><text:span text:style-name="T16"> функционирует в штатном режиме.</text:span></text:p>
      <text:p text:style-name="P18"><text:soft-page-break/><text:span text:style-name="T16">2. </text:span><text:span text:style-name="T13">Вы успешно зарегистрировались. </text:span></text:p>
      <text:p text:style-name="P36">Подготовительные действия:</text:p>
      <text:p text:style-name="P22"><text:span text:style-name="T16">Не требуются.</text:span></text:p>
      <text:p text:style-name="P32"><text:span text:style-name="T16">Основные действия в требуемой последовательности:</text:span></text:p>
      <text:p text:style-name="P15"><text:span text:style-name="T19">1</text:span><text:span text:style-name="T3">. </text:span><text:span text:style-name="T16"><text:s text:c="2"/>На главной странице сайта нажимаем левой кнопкой мыши на «</text:span><text:span text:style-name="T3">Sign in</text:span><text:span text:style-name="T16">». Появляется форма авторизации, в которой необходимо ввести свою почту и пароль и нажать на «</text:span><text:span text:style-name="T3">Sign in</text:span><text:span text:style-name="T16">». Если всё сделано правильно, то появиться всплывающее окно и ваша почта в правом верхнем углу.</text:span></text:p>
      <text:p text:style-name="P36">Заключительные действия:</text:p>
      <text:p text:style-name="P15">Не требуются.</text:p>
      <text:p text:style-name="P36">Ресурсы, расходуемые на операцию:</text:p>
      <text:p text:style-name="P15"><text:span text:style-name="T16">30-</text:span><text:span text:style-name="T17">60</text:span><text:span text:style-name="T16"> секунд.</text:span></text:p>
      <text:p text:style-name="P15"><text:span text:style-name="T16"/></text:p>
      <text:p text:style-name="P26"><text:span text:style-name="T16">Задача: «</text:span><text:span text:style-name="T17">Покупка</text:span><text:span text:style-name="T16">»</text:span></text:p>
      <text:p text:style-name="P23"><text:span text:style-name="T16">Операция </text:span><text:span text:style-name="T19">1</text:span><text:span text:style-name="T16">: </text:span><text:span text:style-name="T19">Выбор товара</text:span></text:p>
      <text:p text:style-name="P35">Условия, при соблюдении которых возможно выполнение операции:</text:p>
      <text:p text:style-name="P14"><text:span text:style-name="T19">1.</text:span><text:span text:style-name="T15">Сайт</text:span><text:span text:style-name="T16"> функционирует в штатном режиме.</text:span></text:p>
      <text:p text:style-name="P18"><text:span text:style-name="T13">2.</text:span><text:span text:style-name="T16">В</text:span><text:span text:style-name="T13">ы успешно авторизовались на сайте.</text:span></text:p>
      <text:p text:style-name="P35">Подготовительные действия:</text:p>
      <text:p text:style-name="P14">Не требуются.</text:p>
      <text:p text:style-name="P38"><text:span text:style-name="T13">Основные действия в требуемой последовательности:</text:span></text:p>
      <text:p text:style-name="P18"><text:span text:style-name="T13">1. На главной странице сайта отображается предоставляемые товары, из которых вы добавляете нужные в корзину, устанавливая необходимое кол-во упаковок и нажимая на кнопку «</text:span><text:span text:style-name="T1">Add to cart</text:span><text:span text:style-name="T13">». <text:s/></text:span><text:span text:style-name="T16">Если всё сделано правильно, то появиться всплывающее окно.</text:span></text:p>
      <text:p text:style-name="P36">Заключительные действия:</text:p>
      <text:p text:style-name="P15">Не требуются.</text:p>
      <text:p text:style-name="P36">Ресурсы, расходуемые на операцию:</text:p>
      <text:p text:style-name="P40">1-5 <text:span text:style-name="T13">мин.</text:span></text:p>
      <text:p text:style-name="P42"><text:soft-page-break/><text:span text:style-name="T16">Операция </text:span><text:span text:style-name="T19">1</text:span><text:span text:style-name="T16">: </text:span><text:span text:style-name="T19">Покупка</text:span></text:p>
      <text:p text:style-name="P36">Условия, при соблюдении которых возможно выполнение операции:</text:p>
      <text:p text:style-name="P15"><text:span text:style-name="T19">1.</text:span><text:span text:style-name="T15">Сайт</text:span><text:span text:style-name="T16"> функционирует в штатном режиме.</text:span></text:p>
      <text:p text:style-name="P18"><text:span text:style-name="T13">2.</text:span><text:span text:style-name="T16">В</text:span><text:span text:style-name="T13">ы успешно авторизовались на сайте.</text:span></text:p>
      <text:p text:style-name="P21"><text:span text:style-name="T13">3. Вы выбрали хотя бы один товар.</text:span></text:p>
      <text:p text:style-name="P36">Подготовительные действия:</text:p>
      <text:p text:style-name="P43">Необходимо перейти на страницу корзины. Это можно сделать, нажав на кнопку «<text:span text:style-name="T1">Busket</text:span>» в верхнем или в левом меню, а также на иконку корзины справа.</text:p>
      <text:p text:style-name="P39"><text:span text:style-name="T13">Основные действия в требуемой последовательности:</text:span></text:p>
      <text:p text:style-name="P18"><text:span text:style-name="T13">1. </text:span><text:span text:style-name="T22">При переходе на страницу корзины б</text:span><text:span text:style-name="T13">удут отображены товары, которые вы выбрали на главной странице. Если </text:span><text:span text:style-name="T20">не хотите приобретать товар, то вы можете нажать на кнопку «</text:span><text:span text:style-name="T4">Clear</text:span><text:span text:style-name="T20">» с права от этого товара. Для покупки необходимо нажать левой кнопкой мыши на «</text:span><text:span text:style-name="T4">Buy</text:span><text:span text:style-name="T20">».</text:span></text:p>
      <text:p text:style-name="P36">Заключительные действия:</text:p>
      <text:p text:style-name="P15">Не требуются.</text:p>
      <text:p text:style-name="P36">Ресурсы, расходуемые на операцию:</text:p>
      <text:p text:style-name="P41"><text:span text:style-name="T13">1-3 мин.</text:span></text:p>
      <text:p text:style-name="P41"><text:span text:style-name="T13"/></text:p>
      <text:p text:style-name="P27">Задача: «<text:span text:style-name="T21">Выход из пользовательского режима</text:span>»</text:p>
      <text:p text:style-name="P30">Операция <text:span text:style-name="T18">1</text:span>: <text:span text:style-name="T21">Выход</text:span></text:p>
      <text:p text:style-name="P37">Условия, при соблюдении которых возможно выполнение операции:</text:p>
      <text:p text:style-name="P17"><text:span text:style-name="T21">1.</text:span><text:span text:style-name="T15">Сайт</text:span><text:span text:style-name="T16"> функционирует в штатном режиме.</text:span></text:p>
      <text:p text:style-name="P20"><text:span text:style-name="T16">2.</text:span><text:span text:style-name="T13">Вы должны быть авторизованы на сайте.</text:span></text:p>
      <text:p text:style-name="P37">Подготовительные действия:</text:p>
      <text:p text:style-name="P17">Не требуются.</text:p>
      <text:p text:style-name="P33">Основные действия в требуемой последовательности:</text:p>
      <text:p text:style-name="P17">1. <text:span text:style-name="T16">На главной странице сайта нажимаем левой кнопкой мыши на кнопку «</text:span><text:span text:style-name="T3">Sign </text:span><text:span text:style-name="T5">out</text:span><text:span text:style-name="T16">». </text:span><text:span text:style-name="T21">В результате в правом верхнем углу перестанет отображаться ваша почта и </text:span><text:soft-page-break/><text:span text:style-name="T21">страниц</text:span><text:span text:style-name="T22">а</text:span><text:span text:style-name="T21"> корзины </text:span><text:span text:style-name="T22">очистится от товаров, а также </text:span><text:span text:style-name="T21">вы не сможете осуществить покупку.</text:span></text:p>
      <text:p text:style-name="P37">Заключительные действия:</text:p>
      <text:p text:style-name="P17">Не требуются.</text:p>
      <text:p text:style-name="P37">Ресурсы, расходуемые на операцию:</text:p>
      <text:p text:style-name="P19"><text:span text:style-name="T16">30-</text:span><text:span text:style-name="T17">60</text:span><text:span text:style-name="T16"> секунд.</text:span></text:p>
      <text:p text:style-name="P10"><text:span text:style-name="T11"/></text:p>
      <text:p text:style-name="P10"><text:span text:style-name="T6"/>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'Source Sans Pro', sans-serif"/>
    <style:font-face style:name="Roboto1" svg:font-family="Roboto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8-12-06T11:17:27.290000000</dc:date>
    <meta:editing-duration>PT52M42S</meta:editing-duration>
    <meta:editing-cycles>13</meta:editing-cycles>
    <meta:document-statistic meta:table-count="0" meta:image-count="0" meta:object-count="0" meta:page-count="5" meta:paragraph-count="89" meta:word-count="626" meta:character-count="4579" meta:non-whitespace-character-count="4041"/>
  </office:meta>
</office:document-meta>
</file>